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11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6) rotate (-2.15652882376419) translate (4.322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27906519277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3) rotate (-1.55194677087336) translate (6.35236529608569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4.3877906519277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6) rotate (-2.15652882376419) translate (6.637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4) rotate (-1.55264490257416) translate (5.3176660281513cm 3.4396533370027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02) rotate (-2.15687788961459) translate (5.445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195) rotate (-2.1556561591382) translate (5.4743069992834cm 7.21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77cm" svg:height="2.685cm" draw:transform="skewX (-0.0010471975511966) rotate (-1.55212130379856) translate (6.3117066091636cm 1.697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6) rotate (-2.15652882376419) translate (4.3228895804584cm 2.066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27906519277cm 1.857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6:21.520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